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4pt" style:font-size-asian="24pt" style:font-size-complex="24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12" style:family="table-cell" style:parent-style-name="Default" style:data-style-name="N0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3" style:family="table-cell" style:parent-style-name="Default" style:data-style-name="N3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4" style:family="table-cell" style:parent-style-name="Default" style:data-style-name="N4">
      <style:table-cell-properties fo:border="thin solid #000000" style:vertical-align="middle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標楷體" style:font-name-asian="標楷體" style:font-name-complex="標楷體" fo:font-size="24pt" style:font-size-asian="24pt" style:font-size-complex="2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13833333333333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2.56645833333333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16958333333333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3.04270833333333cm"/>
    </style:style>
    <style:style style:name="co14" style:family="table-column">
      <style:table-column-properties fo:break-before="auto" style:column-width="4.92125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725208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9.8pt" style:use-optimal-row-height="true" fo:break-before="auto"/>
    </style:style>
    <style:style style:name="ro4" style:family="table-row">
      <style:table-row-properties style:row-height="90pt" style:use-optimal-row-height="false" fo:break-before="auto"/>
    </style:style>
    <style:style style:name="ro5" style:family="table-row">
      <style:table-row-properties style:row-height="25.05pt" style:use-optimal-row-height="false" fo:break-before="auto"/>
    </style:style>
    <style:style style:name="ro6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910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35" table:default-cell-style-name="ce3"/>
        <table:table-column table:style-name="co11" table:default-cell-style-name="ce3"/>
        <table:table-column table:style-name="co2" table:number-columns-repeated="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7" table:default-cell-style-name="ce3"/>
        <table:table-column table:style-name="co15" table:default-cell-style-name="ce3"/>
        <table:table-column table:style-name="co16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number-columns-repeated="242" table:default-cell-style-name="ce3"/>
        <table:table-row table:style-name="ro1">
          <table:table-cell office:value-type="string" table:number-columns-spanned="14" table:number-rows-spanned="1" table:style-name="ce1">
            <table:cell-range-source table:name="HTML_1" table:last-column-spanned="14" table:last-row-spanned="23" xlink:href="Http://mis.banking.devex:81/FR/temp/43356_FR101_10.htm"/>
            <text:p><text:span text:style-name="T2">信用卡重要業務及財務資訊</text:span>(<text:span text:style-name="T2">資訊揭露</text:span>)</text:p>
          </table:table-cell>
          <table:covered-table-cell table:number-columns-repeated="13"/>
          <table:table-cell table:number-columns-repeated="16370"/>
        </table:table-row>
        <table:table-row table:number-rows-repeated="2" table:style-name="ro2">
          <table:table-cell table:number-columns-repeated="14" table:style-name="ce4"/>
          <table:table-cell table:number-columns-repeated="16370"/>
        </table:table-row>
        <table:table-row table:style-name="ro3">
          <table:table-cell office:value-type="string" table:style-name="ce5">
            <text:p><text:span text:style-name="T4">單位：新臺幣千元，卡</text:span></text:p>
          </table:table-cell>
          <table:table-cell table:number-columns-repeated="5" table:style-name="ce6"/>
          <table:table-cell office:value-type="string" table:style-name="ce7">
            <text:p>資料月份：109 年10 月</text:p>
          </table:table-cell>
          <table:table-cell table:number-columns-repeated="6" table:style-name="ce6"/>
          <table:table-cell table:style-name="ce8"/>
          <table:table-cell table:number-columns-repeated="16370"/>
        </table:table-row>
        <table:table-row table:style-name="ro4">
          <table:table-cell office:value-type="string" table:style-name="ce9">
            <text:p><text:span text:style-name="T4">金融機構名稱　</text:span></text:p>
          </table:table-cell>
          <table:table-cell office:value-type="string" table:style-name="ce10">
            <text:p><text:span text:style-name="T4">流通卡數　　　</text:span></text:p>
          </table:table-cell>
          <table:table-cell office:value-type="string" table:style-name="ce10">
            <text:p><text:span text:style-name="T4">有效卡數　　　</text:span></text:p>
          </table:table-cell>
          <table:table-cell office:value-type="string" table:style-name="ce10">
            <text:p><text:span text:style-name="T4">當月發卡數　　　</text:span></text:p>
          </table:table-cell>
          <table:table-cell office:value-type="string" table:style-name="ce10">
            <text:p><text:span text:style-name="T4">當月停卡數　　　</text:span></text:p>
          </table:table-cell>
          <table:table-cell office:value-type="string" table:style-name="ce10">
            <text:p><text:span text:style-name="T4">循環信用餘額　　</text:span></text:p>
          </table:table-cell>
          <table:table-cell office:value-type="string" table:style-name="ce10">
            <text:p><text:span text:style-name="T4">未到期分期付款餘額　</text:span></text:p>
          </table:table-cell>
          <table:table-cell office:value-type="string" table:style-name="ce10">
            <text:p><text:span text:style-name="T4">當月簽帳金額　　</text:span></text:p>
          </table:table-cell>
          <table:table-cell office:value-type="string" table:style-name="ce10">
            <text:p><text:span text:style-name="T4">當月預借現金金額　　</text:span></text:p>
          </table:table-cell>
          <table:table-cell office:value-type="string" table:style-name="ce10">
            <text:p><text:span text:style-name="T4">逾期三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逾期六個月以上帳款占應收帳款餘額</text:span>(<text:span text:style-name="T4">含催收款</text:span>)<text:span text:style-name="T4">之比率</text:span>(%)</text:p>
          </table:table-cell>
          <table:table-cell office:value-type="string" table:style-name="ce10">
            <text:p><text:span text:style-name="T4">備抵呆帳提足率</text:span>(%)<text:s/></text:p>
          </table:table-cell>
          <table:table-cell office:value-type="string" table:style-name="ce10">
            <text:p><text:span text:style-name="T4">當月轉銷呆帳金額　</text:span><text:s/></text:p>
          </table:table-cell>
          <table:table-cell office:value-type="string" table:style-name="ce10">
            <text:p><text:span text:style-name="T4">當年度轉銷呆帳金額累計至資料月份</text:span></text:p>
          </table:table-cell>
          <table:table-cell table:number-columns-repeated="16370" table:style-name="ce11"/>
        </table:table-row>
        <table:table-row table:style-name="ro5">
          <table:table-cell office:value-type="string" table:style-name="ce12">
            <text:p><text:span text:style-name="T4">臺灣銀行</text:span></text:p>
          </table:table-cell>
          <table:table-cell office:value-type="float" office:value="222935" table:style-name="ce13">
            <text:p>222,935</text:p>
          </table:table-cell>
          <table:table-cell office:value-type="float" office:value="112624" table:style-name="ce13">
            <text:p>112,624</text:p>
          </table:table-cell>
          <table:table-cell office:value-type="float" office:value="1317" table:style-name="ce13">
            <text:p>1,317</text:p>
          </table:table-cell>
          <table:table-cell office:value-type="float" office:value="4770" table:style-name="ce13">
            <text:p>4,770</text:p>
          </table:table-cell>
          <table:table-cell office:value-type="float" office:value="191438" table:style-name="ce13">
            <text:p>191,438</text:p>
          </table:table-cell>
          <table:table-cell office:value-type="float" office:value="96814" table:style-name="ce13">
            <text:p>96,814</text:p>
          </table:table-cell>
          <table:table-cell office:value-type="float" office:value="648148" table:style-name="ce13">
            <text:p>648,148</text:p>
          </table:table-cell>
          <table:table-cell office:value-type="float" office:value="608" table:style-name="ce13">
            <text:p>608</text:p>
          </table:table-cell>
          <table:table-cell office:value-type="float" office:value="0.13" table:style-name="ce14">
            <text:p>0.13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930.25" table:style-name="ce14">
            <text:p>930.25</text:p>
          </table:table-cell>
          <table:table-cell office:value-type="float" office:value="1242" table:style-name="ce13">
            <text:p>1,242</text:p>
          </table:table-cell>
          <table:table-cell office:value-type="float" office:value="5396" table:style-name="ce13">
            <text:p>5,39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土地銀行</text:span></text:p>
          </table:table-cell>
          <table:table-cell office:value-type="float" office:value="340742" table:style-name="ce13">
            <text:p>340,742</text:p>
          </table:table-cell>
          <table:table-cell office:value-type="float" office:value="152961" table:style-name="ce13">
            <text:p>152,961</text:p>
          </table:table-cell>
          <table:table-cell office:value-type="float" office:value="1881" table:style-name="ce13">
            <text:p>1,881</text:p>
          </table:table-cell>
          <table:table-cell office:value-type="float" office:value="1756" table:style-name="ce13">
            <text:p>1,756</text:p>
          </table:table-cell>
          <table:table-cell office:value-type="float" office:value="383827" table:style-name="ce13">
            <text:p>383,827</text:p>
          </table:table-cell>
          <table:table-cell office:value-type="float" office:value="111693" table:style-name="ce13">
            <text:p>111,693</text:p>
          </table:table-cell>
          <table:table-cell office:value-type="float" office:value="743174" table:style-name="ce13">
            <text:p>743,174</text:p>
          </table:table-cell>
          <table:table-cell office:value-type="float" office:value="731" table:style-name="ce13">
            <text:p>731</text:p>
          </table:table-cell>
          <table:table-cell office:value-type="float" office:value="0.24" table:style-name="ce14">
            <text:p>0.24</text:p>
          </table:table-cell>
          <table:table-cell office:value-type="float" office:value="0.21" table:style-name="ce14">
            <text:p>0.21</text:p>
          </table:table-cell>
          <table:table-cell office:value-type="float" office:value="1307.78" table:style-name="ce14">
            <text:p>1,307.78</text:p>
          </table:table-cell>
          <table:table-cell office:value-type="float" office:value="1332" table:style-name="ce13">
            <text:p>1,332</text:p>
          </table:table-cell>
          <table:table-cell office:value-type="float" office:value="18869" table:style-name="ce13">
            <text:p>18,8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合作金庫商業銀行</text:span></text:p>
          </table:table-cell>
          <table:table-cell office:value-type="float" office:value="577318" table:style-name="ce13">
            <text:p>577,318</text:p>
          </table:table-cell>
          <table:table-cell office:value-type="float" office:value="363942" table:style-name="ce13">
            <text:p>363,942</text:p>
          </table:table-cell>
          <table:table-cell office:value-type="float" office:value="6018" table:style-name="ce13">
            <text:p>6,018</text:p>
          </table:table-cell>
          <table:table-cell office:value-type="float" office:value="3836" table:style-name="ce13">
            <text:p>3,836</text:p>
          </table:table-cell>
          <table:table-cell office:value-type="float" office:value="746245" table:style-name="ce13">
            <text:p>746,245</text:p>
          </table:table-cell>
          <table:table-cell office:value-type="float" office:value="854533" table:style-name="ce13">
            <text:p>854,533</text:p>
          </table:table-cell>
          <table:table-cell office:value-type="float" office:value="2972656" table:style-name="ce13">
            <text:p>2,972,656</text:p>
          </table:table-cell>
          <table:table-cell office:value-type="float" office:value="2230" table:style-name="ce13">
            <text:p>2,230</text:p>
          </table:table-cell>
          <table:table-cell office:value-type="float" office:value="0.18" table:style-name="ce14">
            <text:p>0.18</text:p>
          </table:table-cell>
          <table:table-cell office:value-type="float" office:value="0.12" table:style-name="ce14">
            <text:p>0.12</text:p>
          </table:table-cell>
          <table:table-cell office:value-type="float" office:value="536.41" table:style-name="ce14">
            <text:p>536.41</text:p>
          </table:table-cell>
          <table:table-cell office:value-type="float" office:value="2324" table:style-name="ce13">
            <text:p>2,324</text:p>
          </table:table-cell>
          <table:table-cell office:value-type="float" office:value="46636" table:style-name="ce13">
            <text:p>46,636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第一商業銀行</text:span></text:p>
          </table:table-cell>
          <table:table-cell office:value-type="float" office:value="1270702" table:style-name="ce13">
            <text:p>1,270,702</text:p>
          </table:table-cell>
          <table:table-cell office:value-type="float" office:value="763536" table:style-name="ce13">
            <text:p>763,536</text:p>
          </table:table-cell>
          <table:table-cell office:value-type="float" office:value="14452" table:style-name="ce13">
            <text:p>14,452</text:p>
          </table:table-cell>
          <table:table-cell office:value-type="float" office:value="9979" table:style-name="ce13">
            <text:p>9,979</text:p>
          </table:table-cell>
          <table:table-cell office:value-type="float" office:value="1417959" table:style-name="ce13">
            <text:p>1,417,959</text:p>
          </table:table-cell>
          <table:table-cell office:value-type="float" office:value="1663813" table:style-name="ce13">
            <text:p>1,663,813</text:p>
          </table:table-cell>
          <table:table-cell office:value-type="float" office:value="4411900" table:style-name="ce13">
            <text:p>4,411,900</text:p>
          </table:table-cell>
          <table:table-cell office:value-type="float" office:value="10147" table:style-name="ce13">
            <text:p>10,147</text:p>
          </table:table-cell>
          <table:table-cell office:value-type="float" office:value="0.03" table:style-name="ce14">
            <text:p>0.03</text:p>
          </table:table-cell>
          <table:table-cell office:value-type="float" office:value="0" table:style-name="ce14">
            <text:p>0.00</text:p>
          </table:table-cell>
          <table:table-cell office:value-type="float" office:value="2415.19" table:style-name="ce14">
            <text:p>2,415.19</text:p>
          </table:table-cell>
          <table:table-cell office:value-type="float" office:value="4581" table:style-name="ce13">
            <text:p>4,581</text:p>
          </table:table-cell>
          <table:table-cell office:value-type="float" office:value="54710" table:style-name="ce13">
            <text:p>54,71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南商業銀行</text:span></text:p>
          </table:table-cell>
          <table:table-cell office:value-type="float" office:value="1014752" table:style-name="ce13">
            <text:p>1,014,752</text:p>
          </table:table-cell>
          <table:table-cell office:value-type="float" office:value="766064" table:style-name="ce13">
            <text:p>766,064</text:p>
          </table:table-cell>
          <table:table-cell office:value-type="float" office:value="9036" table:style-name="ce13">
            <text:p>9,036</text:p>
          </table:table-cell>
          <table:table-cell office:value-type="float" office:value="7893" table:style-name="ce13">
            <text:p>7,893</text:p>
          </table:table-cell>
          <table:table-cell office:value-type="float" office:value="1038397" table:style-name="ce13">
            <text:p>1,038,397</text:p>
          </table:table-cell>
          <table:table-cell office:value-type="float" office:value="3689311" table:style-name="ce13">
            <text:p>3,689,311</text:p>
          </table:table-cell>
          <table:table-cell office:value-type="float" office:value="3843948" table:style-name="ce13">
            <text:p>3,843,948</text:p>
          </table:table-cell>
          <table:table-cell office:value-type="float" office:value="1447" table:style-name="ce13">
            <text:p>1,447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0" table:style-name="ce14">
            <text:p>0.00</text:p>
          </table:table-cell>
          <table:table-cell office:value-type="float" office:value="551.67999999999995" table:style-name="ce14">
            <text:p>551.68</text:p>
          </table:table-cell>
          <table:table-cell office:value-type="float" office:value="0" table:style-name="ce13">
            <text:p>0</text:p>
          </table:table-cell>
          <table:table-cell office:value-type="float" office:value="39089" table:style-name="ce13">
            <text:p>39,08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彰化商業銀行</text:span></text:p>
          </table:table-cell>
          <table:table-cell office:value-type="float" office:value="535157" table:style-name="ce13">
            <text:p>535,157</text:p>
          </table:table-cell>
          <table:table-cell office:value-type="float" office:value="227421" table:style-name="ce13">
            <text:p>227,421</text:p>
          </table:table-cell>
          <table:table-cell office:value-type="float" office:value="2340" table:style-name="ce13">
            <text:p>2,340</text:p>
          </table:table-cell>
          <table:table-cell office:value-type="float" office:value="4915" table:style-name="ce13">
            <text:p>4,915</text:p>
          </table:table-cell>
          <table:table-cell office:value-type="float" office:value="278783" table:style-name="ce13">
            <text:p>278,783</text:p>
          </table:table-cell>
          <table:table-cell office:value-type="float" office:value="454774" table:style-name="ce13">
            <text:p>454,774</text:p>
          </table:table-cell>
          <table:table-cell office:value-type="float" office:value="1292977" table:style-name="ce13">
            <text:p>1,292,977</text:p>
          </table:table-cell>
          <table:table-cell office:value-type="float" office:value="915" table:style-name="ce13">
            <text:p>915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801.43" table:style-name="ce14">
            <text:p>801.43</text:p>
          </table:table-cell>
          <table:table-cell office:value-type="float" office:value="0" table:style-name="ce13">
            <text:p>0</text:p>
          </table:table-cell>
          <table:table-cell office:value-type="float" office:value="15802" table:style-name="ce13">
            <text:p>15,80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上海商業儲蓄銀行</text:span></text:p>
          </table:table-cell>
          <table:table-cell office:value-type="float" office:value="440595" table:style-name="ce13">
            <text:p>440,595</text:p>
          </table:table-cell>
          <table:table-cell office:value-type="float" office:value="230561" table:style-name="ce13">
            <text:p>230,561</text:p>
          </table:table-cell>
          <table:table-cell office:value-type="float" office:value="2213" table:style-name="ce13">
            <text:p>2,213</text:p>
          </table:table-cell>
          <table:table-cell office:value-type="float" office:value="2173" table:style-name="ce13">
            <text:p>2,173</text:p>
          </table:table-cell>
          <table:table-cell office:value-type="float" office:value="626540" table:style-name="ce13">
            <text:p>626,540</text:p>
          </table:table-cell>
          <table:table-cell office:value-type="float" office:value="718732" table:style-name="ce13">
            <text:p>718,732</text:p>
          </table:table-cell>
          <table:table-cell office:value-type="float" office:value="1164648" table:style-name="ce13">
            <text:p>1,164,648</text:p>
          </table:table-cell>
          <table:table-cell office:value-type="float" office:value="5466" table:style-name="ce13">
            <text:p>5,466</text:p>
          </table:table-cell>
          <table:table-cell office:value-type="float" office:value="0.15" table:style-name="ce14">
            <text:p>0.15</text:p>
          </table:table-cell>
          <table:table-cell office:value-type="float" office:value="0.11" table:style-name="ce14">
            <text:p>0.11</text:p>
          </table:table-cell>
          <table:table-cell office:value-type="float" office:value="1924.87" table:style-name="ce14">
            <text:p>1,924.87</text:p>
          </table:table-cell>
          <table:table-cell office:value-type="float" office:value="1859" table:style-name="ce13">
            <text:p>1,859</text:p>
          </table:table-cell>
          <table:table-cell office:value-type="float" office:value="30021" table:style-name="ce13">
            <text:p>30,02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北富邦商業銀行</text:span></text:p>
          </table:table-cell>
          <table:table-cell office:value-type="float" office:value="3778945" table:style-name="ce13">
            <text:p>3,778,945</text:p>
          </table:table-cell>
          <table:table-cell office:value-type="float" office:value="2471207" table:style-name="ce13">
            <text:p>2,471,207</text:p>
          </table:table-cell>
          <table:table-cell office:value-type="float" office:value="46744" table:style-name="ce13">
            <text:p>46,744</text:p>
          </table:table-cell>
          <table:table-cell office:value-type="float" office:value="16485" table:style-name="ce13">
            <text:p>16,485</text:p>
          </table:table-cell>
          <table:table-cell office:value-type="float" office:value="5470918" table:style-name="ce13">
            <text:p>5,470,918</text:p>
          </table:table-cell>
          <table:table-cell office:value-type="float" office:value="20337239" table:style-name="ce13">
            <text:p>20,337,239</text:p>
          </table:table-cell>
          <table:table-cell office:value-type="float" office:value="21344825" table:style-name="ce13">
            <text:p>21,344,825</text:p>
          </table:table-cell>
          <table:table-cell office:value-type="float" office:value="77197" table:style-name="ce13">
            <text:p>77,197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1605.42" table:style-name="ce14">
            <text:p>1,605.42</text:p>
          </table:table-cell>
          <table:table-cell office:value-type="float" office:value="18715" table:style-name="ce13">
            <text:p>18,715</text:p>
          </table:table-cell>
          <table:table-cell office:value-type="float" office:value="218345" table:style-name="ce13">
            <text:p>218,34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國泰世華商業銀行</text:span></text:p>
          </table:table-cell>
          <table:table-cell office:value-type="float" office:value="7060222" table:style-name="ce13">
            <text:p>7,060,222</text:p>
          </table:table-cell>
          <table:table-cell office:value-type="float" office:value="5055817" table:style-name="ce13">
            <text:p>5,055,817</text:p>
          </table:table-cell>
          <table:table-cell office:value-type="float" office:value="61640" table:style-name="ce13">
            <text:p>61,640</text:p>
          </table:table-cell>
          <table:table-cell office:value-type="float" office:value="41250" table:style-name="ce13">
            <text:p>41,250</text:p>
          </table:table-cell>
          <table:table-cell office:value-type="float" office:value="17795867" table:style-name="ce13">
            <text:p>17,795,867</text:p>
          </table:table-cell>
          <table:table-cell office:value-type="float" office:value="18403757" table:style-name="ce13">
            <text:p>18,403,757</text:p>
          </table:table-cell>
          <table:table-cell office:value-type="float" office:value="37658519" table:style-name="ce13">
            <text:p>37,658,519</text:p>
          </table:table-cell>
          <table:table-cell office:value-type="float" office:value="198497" table:style-name="ce13">
            <text:p>198,497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399.53" table:style-name="ce14">
            <text:p>1,399.53</text:p>
          </table:table-cell>
          <table:table-cell office:value-type="float" office:value="35503" table:style-name="ce13">
            <text:p>35,503</text:p>
          </table:table-cell>
          <table:table-cell office:value-type="float" office:value="418260" table:style-name="ce13">
            <text:p>418,26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高雄銀行</text:span></text:p>
          </table:table-cell>
          <table:table-cell office:value-type="float" office:value="15022" table:style-name="ce13">
            <text:p>15,022</text:p>
          </table:table-cell>
          <table:table-cell office:value-type="float" office:value="7474" table:style-name="ce13">
            <text:p>7,474</text:p>
          </table:table-cell>
          <table:table-cell office:value-type="float" office:value="309" table:style-name="ce13">
            <text:p>309</text:p>
          </table:table-cell>
          <table:table-cell office:value-type="float" office:value="83" table:style-name="ce13">
            <text:p>83</text:p>
          </table:table-cell>
          <table:table-cell office:value-type="float" office:value="12706" table:style-name="ce13">
            <text:p>12,706</text:p>
          </table:table-cell>
          <table:table-cell office:value-type="float" office:value="0" table:style-name="ce13">
            <text:p>0</text:p>
          </table:table-cell>
          <table:table-cell office:value-type="float" office:value="161974" table:style-name="ce13">
            <text:p>161,974</text:p>
          </table:table-cell>
          <table:table-cell office:value-type="float" office:value="170" table:style-name="ce13">
            <text:p>170</text:p>
          </table:table-cell>
          <table:table-cell office:value-type="float" office:value="0.05" table:style-name="ce14">
            <text:p>0.05</text:p>
          </table:table-cell>
          <table:table-cell office:value-type="float" office:value="0.05" table:style-name="ce14">
            <text:p>0.05</text:p>
          </table:table-cell>
          <table:table-cell office:value-type="float" office:value="1096.83" table:style-name="ce14">
            <text:p>1,096.83</text:p>
          </table:table-cell>
          <table:table-cell office:value-type="float" office:value="2" table:style-name="ce13">
            <text:p>2</text:p>
          </table:table-cell>
          <table:table-cell office:value-type="float" office:value="641" table:style-name="ce13">
            <text:p>64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兆豐國際商業銀行</text:span></text:p>
          </table:table-cell>
          <table:table-cell office:value-type="float" office:value="986336" table:style-name="ce13">
            <text:p>986,336</text:p>
          </table:table-cell>
          <table:table-cell office:value-type="float" office:value="628752" table:style-name="ce13">
            <text:p>628,752</text:p>
          </table:table-cell>
          <table:table-cell office:value-type="float" office:value="11972" table:style-name="ce13">
            <text:p>11,972</text:p>
          </table:table-cell>
          <table:table-cell office:value-type="float" office:value="4538" table:style-name="ce13">
            <text:p>4,538</text:p>
          </table:table-cell>
          <table:table-cell office:value-type="float" office:value="1480898" table:style-name="ce13">
            <text:p>1,480,898</text:p>
          </table:table-cell>
          <table:table-cell office:value-type="float" office:value="3216756" table:style-name="ce13">
            <text:p>3,216,756</text:p>
          </table:table-cell>
          <table:table-cell office:value-type="float" office:value="3489619" table:style-name="ce13">
            <text:p>3,489,619</text:p>
          </table:table-cell>
          <table:table-cell office:value-type="float" office:value="11547" table:style-name="ce13">
            <text:p>11,547</text:p>
          </table:table-cell>
          <table:table-cell office:value-type="float" office:value="0.21" table:style-name="ce14">
            <text:p>0.21</text:p>
          </table:table-cell>
          <table:table-cell office:value-type="float" office:value="0.11" table:style-name="ce14">
            <text:p>0.11</text:p>
          </table:table-cell>
          <table:table-cell office:value-type="float" office:value="517.34" table:style-name="ce14">
            <text:p>517.34</text:p>
          </table:table-cell>
          <table:table-cell office:value-type="float" office:value="5035" table:style-name="ce13">
            <text:p>5,035</text:p>
          </table:table-cell>
          <table:table-cell office:value-type="float" office:value="51820" table:style-name="ce13">
            <text:p>51,82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花旗</text:span>(<text:span text:style-name="T4">台灣</text:span>)<text:span text:style-name="T4">商業銀行</text:span></text:p>
          </table:table-cell>
          <table:table-cell office:value-type="float" office:value="2854701" table:style-name="ce13">
            <text:p>2,854,701</text:p>
          </table:table-cell>
          <table:table-cell office:value-type="float" office:value="2157461" table:style-name="ce13">
            <text:p>2,157,461</text:p>
          </table:table-cell>
          <table:table-cell office:value-type="float" office:value="21304" table:style-name="ce13">
            <text:p>21,304</text:p>
          </table:table-cell>
          <table:table-cell office:value-type="float" office:value="31807" table:style-name="ce13">
            <text:p>31,807</text:p>
          </table:table-cell>
          <table:table-cell office:value-type="float" office:value="11343940" table:style-name="ce13">
            <text:p>11,343,940</text:p>
          </table:table-cell>
          <table:table-cell office:value-type="float" office:value="10058632" table:style-name="ce13">
            <text:p>10,058,632</text:p>
          </table:table-cell>
          <table:table-cell office:value-type="float" office:value="16452578" table:style-name="ce13">
            <text:p>16,452,578</text:p>
          </table:table-cell>
          <table:table-cell office:value-type="float" office:value="116709" table:style-name="ce13">
            <text:p>116,709</text:p>
          </table:table-cell>
          <table:table-cell office:value-type="float" office:value="0.56999999999999995" table:style-name="ce14">
            <text:p>0.57</text:p>
          </table:table-cell>
          <table:table-cell office:value-type="float" office:value="0.22" table:style-name="ce14">
            <text:p>0.22</text:p>
          </table:table-cell>
          <table:table-cell office:value-type="float" office:value="421.96" table:style-name="ce14">
            <text:p>421.96</text:p>
          </table:table-cell>
          <table:table-cell office:value-type="float" office:value="0" table:style-name="ce13">
            <text:p>0</text:p>
          </table:table-cell>
          <table:table-cell office:value-type="float" office:value="462970" table:style-name="ce13">
            <text:p>462,97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中小企業銀行</text:span></text:p>
          </table:table-cell>
          <table:table-cell office:value-type="float" office:value="228899" table:style-name="ce13">
            <text:p>228,899</text:p>
          </table:table-cell>
          <table:table-cell office:value-type="float" office:value="118964" table:style-name="ce13">
            <text:p>118,964</text:p>
          </table:table-cell>
          <table:table-cell office:value-type="float" office:value="638" table:style-name="ce13">
            <text:p>638</text:p>
          </table:table-cell>
          <table:table-cell office:value-type="float" office:value="1483" table:style-name="ce13">
            <text:p>1,483</text:p>
          </table:table-cell>
          <table:table-cell office:value-type="float" office:value="332156" table:style-name="ce13">
            <text:p>332,156</text:p>
          </table:table-cell>
          <table:table-cell office:value-type="float" office:value="82059" table:style-name="ce13">
            <text:p>82,059</text:p>
          </table:table-cell>
          <table:table-cell office:value-type="float" office:value="821365" table:style-name="ce13">
            <text:p>821,365</text:p>
          </table:table-cell>
          <table:table-cell office:value-type="float" office:value="3014" table:style-name="ce13">
            <text:p>3,014</text:p>
          </table:table-cell>
          <table:table-cell office:value-type="float" office:value="0.11" table:style-name="ce14">
            <text:p>0.11</text:p>
          </table:table-cell>
          <table:table-cell office:value-type="float" office:value="0.03" table:style-name="ce14">
            <text:p>0.03</text:p>
          </table:table-cell>
          <table:table-cell office:value-type="float" office:value="369.51" table:style-name="ce14">
            <text:p>369.51</text:p>
          </table:table-cell>
          <table:table-cell office:value-type="float" office:value="711" table:style-name="ce13">
            <text:p>711</text:p>
          </table:table-cell>
          <table:table-cell office:value-type="float" office:value="13923" table:style-name="ce13">
            <text:p>13,923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渣打國際商業銀行</text:span></text:p>
          </table:table-cell>
          <table:table-cell office:value-type="float" office:value="419572" table:style-name="ce13">
            <text:p>419,572</text:p>
          </table:table-cell>
          <table:table-cell office:value-type="float" office:value="302327" table:style-name="ce13">
            <text:p>302,327</text:p>
          </table:table-cell>
          <table:table-cell office:value-type="float" office:value="3075" table:style-name="ce13">
            <text:p>3,075</text:p>
          </table:table-cell>
          <table:table-cell office:value-type="float" office:value="1968" table:style-name="ce13">
            <text:p>1,968</text:p>
          </table:table-cell>
          <table:table-cell office:value-type="float" office:value="1242953" table:style-name="ce13">
            <text:p>1,242,953</text:p>
          </table:table-cell>
          <table:table-cell office:value-type="float" office:value="401483" table:style-name="ce13">
            <text:p>401,483</text:p>
          </table:table-cell>
          <table:table-cell office:value-type="float" office:value="3283328" table:style-name="ce13">
            <text:p>3,283,328</text:p>
          </table:table-cell>
          <table:table-cell office:value-type="float" office:value="5319" table:style-name="ce13">
            <text:p>5,319</text:p>
          </table:table-cell>
          <table:table-cell office:value-type="float" office:value="0.15" table:style-name="ce14">
            <text:p>0.15</text:p>
          </table:table-cell>
          <table:table-cell office:value-type="float" office:value="0" table:style-name="ce14">
            <text:p>0.00</text:p>
          </table:table-cell>
          <table:table-cell office:value-type="float" office:value="1199.26" table:style-name="ce14">
            <text:p>1,199.26</text:p>
          </table:table-cell>
          <table:table-cell office:value-type="float" office:value="4641" table:style-name="ce13">
            <text:p>4,641</text:p>
          </table:table-cell>
          <table:table-cell office:value-type="float" office:value="51765" table:style-name="ce13">
            <text:p>51,76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中商業銀行</text:span></text:p>
          </table:table-cell>
          <table:table-cell office:value-type="float" office:value="147855" table:style-name="ce13">
            <text:p>147,855</text:p>
          </table:table-cell>
          <table:table-cell office:value-type="float" office:value="79099" table:style-name="ce13">
            <text:p>79,099</text:p>
          </table:table-cell>
          <table:table-cell office:value-type="float" office:value="1293" table:style-name="ce13">
            <text:p>1,293</text:p>
          </table:table-cell>
          <table:table-cell office:value-type="float" office:value="984" table:style-name="ce13">
            <text:p>984</text:p>
          </table:table-cell>
          <table:table-cell office:value-type="float" office:value="224864" table:style-name="ce13">
            <text:p>224,864</text:p>
          </table:table-cell>
          <table:table-cell office:value-type="float" office:value="52240" table:style-name="ce13">
            <text:p>52,240</text:p>
          </table:table-cell>
          <table:table-cell office:value-type="float" office:value="491725" table:style-name="ce13">
            <text:p>491,725</text:p>
          </table:table-cell>
          <table:table-cell office:value-type="float" office:value="255" table:style-name="ce13">
            <text:p>255</text:p>
          </table:table-cell>
          <table:table-cell office:value-type="float" office:value="0.28999999999999998" table:style-name="ce14">
            <text:p>0.29</text:p>
          </table:table-cell>
          <table:table-cell office:value-type="float" office:value="0" table:style-name="ce14">
            <text:p>0.00</text:p>
          </table:table-cell>
          <table:table-cell office:value-type="float" office:value="1586.12" table:style-name="ce14">
            <text:p>1,586.12</text:p>
          </table:table-cell>
          <table:table-cell office:value-type="float" office:value="717" table:style-name="ce13">
            <text:p>717</text:p>
          </table:table-cell>
          <table:table-cell office:value-type="float" office:value="12011" table:style-name="ce13">
            <text:p>12,011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滙豐</text:span>(<text:span text:style-name="T4">台灣</text:span>)<text:span text:style-name="T4">商業銀行</text:span></text:p>
          </table:table-cell>
          <table:table-cell office:value-type="float" office:value="618503" table:style-name="ce13">
            <text:p>618,503</text:p>
          </table:table-cell>
          <table:table-cell office:value-type="float" office:value="431123" table:style-name="ce13">
            <text:p>431,123</text:p>
          </table:table-cell>
          <table:table-cell office:value-type="float" office:value="6530" table:style-name="ce13">
            <text:p>6,530</text:p>
          </table:table-cell>
          <table:table-cell office:value-type="float" office:value="6945" table:style-name="ce13">
            <text:p>6,945</text:p>
          </table:table-cell>
          <table:table-cell office:value-type="float" office:value="1980945" table:style-name="ce13">
            <text:p>1,980,945</text:p>
          </table:table-cell>
          <table:table-cell office:value-type="float" office:value="1684887" table:style-name="ce13">
            <text:p>1,684,887</text:p>
          </table:table-cell>
          <table:table-cell office:value-type="float" office:value="4764721" table:style-name="ce13">
            <text:p>4,764,721</text:p>
          </table:table-cell>
          <table:table-cell office:value-type="float" office:value="21918" table:style-name="ce13">
            <text:p>21,918</text:p>
          </table:table-cell>
          <table:table-cell office:value-type="float" office:value="0.19" table:style-name="ce14">
            <text:p>0.19</text:p>
          </table:table-cell>
          <table:table-cell office:value-type="float" office:value="0" table:style-name="ce14">
            <text:p>0.00</text:p>
          </table:table-cell>
          <table:table-cell office:value-type="float" office:value="2175.71" table:style-name="ce14">
            <text:p>2,175.71</text:p>
          </table:table-cell>
          <table:table-cell office:value-type="float" office:value="4242" table:style-name="ce13">
            <text:p>4,242</text:p>
          </table:table-cell>
          <table:table-cell office:value-type="float" office:value="57607" table:style-name="ce13">
            <text:p>57,607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華泰商業銀行</text:span></text:p>
          </table:table-cell>
          <table:table-cell office:value-type="float" office:value="9731" table:style-name="ce13">
            <text:p>9,731</text:p>
          </table:table-cell>
          <table:table-cell office:value-type="float" office:value="5025" table:style-name="ce13">
            <text:p>5,025</text:p>
          </table:table-cell>
          <table:table-cell office:value-type="float" office:value="62" table:style-name="ce13">
            <text:p>62</text:p>
          </table:table-cell>
          <table:table-cell office:value-type="float" office:value="32" table:style-name="ce13">
            <text:p>32</text:p>
          </table:table-cell>
          <table:table-cell office:value-type="float" office:value="10391" table:style-name="ce13">
            <text:p>10,391</text:p>
          </table:table-cell>
          <table:table-cell office:value-type="float" office:value="2391" table:style-name="ce13">
            <text:p>2,391</text:p>
          </table:table-cell>
          <table:table-cell office:value-type="float" office:value="37379" table:style-name="ce13">
            <text:p>37,379</text:p>
          </table:table-cell>
          <table:table-cell office:value-type="float" office:value="0" table:style-name="ce13">
            <text:p>0</text:p>
          </table:table-cell>
          <table:table-cell office:value-type="float" office:value="0.11" table:style-name="ce14">
            <text:p>0.11</text:p>
          </table:table-cell>
          <table:table-cell office:value-type="float" office:value="0" table:style-name="ce14">
            <text:p>0.00</text:p>
          </table:table-cell>
          <table:table-cell office:value-type="float" office:value="523.24" table:style-name="ce14">
            <text:p>523.24</text:p>
          </table:table-cell>
          <table:table-cell office:value-type="float" office:value="70" table:style-name="ce13">
            <text:p>70</text:p>
          </table:table-cell>
          <table:table-cell office:value-type="float" office:value="734" table:style-name="ce13">
            <text:p>73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臺灣新光商業銀行</text:span></text:p>
          </table:table-cell>
          <table:table-cell office:value-type="float" office:value="885703" table:style-name="ce13">
            <text:p>885,703</text:p>
          </table:table-cell>
          <table:table-cell office:value-type="float" office:value="529877" table:style-name="ce13">
            <text:p>529,877</text:p>
          </table:table-cell>
          <table:table-cell office:value-type="float" office:value="8068" table:style-name="ce13">
            <text:p>8,068</text:p>
          </table:table-cell>
          <table:table-cell office:value-type="float" office:value="4789" table:style-name="ce13">
            <text:p>4,789</text:p>
          </table:table-cell>
          <table:table-cell office:value-type="float" office:value="1587022" table:style-name="ce13">
            <text:p>1,587,022</text:p>
          </table:table-cell>
          <table:table-cell office:value-type="float" office:value="2045214" table:style-name="ce13">
            <text:p>2,045,214</text:p>
          </table:table-cell>
          <table:table-cell office:value-type="float" office:value="3476506" table:style-name="ce13">
            <text:p>3,476,506</text:p>
          </table:table-cell>
          <table:table-cell office:value-type="float" office:value="6241" table:style-name="ce13">
            <text:p>6,241</text:p>
          </table:table-cell>
          <table:table-cell office:value-type="float" office:value="0.12" table:style-name="ce14">
            <text:p>0.12</text:p>
          </table:table-cell>
          <table:table-cell office:value-type="float" office:value="0" table:style-name="ce14">
            <text:p>0.00</text:p>
          </table:table-cell>
          <table:table-cell office:value-type="float" office:value="199.06" table:style-name="ce14">
            <text:p>199.06</text:p>
          </table:table-cell>
          <table:table-cell office:value-type="float" office:value="4611" table:style-name="ce13">
            <text:p>4,611</text:p>
          </table:table-cell>
          <table:table-cell office:value-type="float" office:value="64740" table:style-name="ce13">
            <text:p>64,74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陽信商業銀行</text:span></text:p>
          </table:table-cell>
          <table:table-cell office:value-type="float" office:value="110705" table:style-name="ce13">
            <text:p>110,705</text:p>
          </table:table-cell>
          <table:table-cell office:value-type="float" office:value="53475" table:style-name="ce13">
            <text:p>53,475</text:p>
          </table:table-cell>
          <table:table-cell office:value-type="float" office:value="687" table:style-name="ce13">
            <text:p>687</text:p>
          </table:table-cell>
          <table:table-cell office:value-type="float" office:value="619" table:style-name="ce13">
            <text:p>619</text:p>
          </table:table-cell>
          <table:table-cell office:value-type="float" office:value="189852" table:style-name="ce13">
            <text:p>189,852</text:p>
          </table:table-cell>
          <table:table-cell office:value-type="float" office:value="78113" table:style-name="ce13">
            <text:p>78,113</text:p>
          </table:table-cell>
          <table:table-cell office:value-type="float" office:value="295908" table:style-name="ce13">
            <text:p>295,908</text:p>
          </table:table-cell>
          <table:table-cell office:value-type="float" office:value="108" table:style-name="ce13">
            <text:p>108</text:p>
          </table:table-cell>
          <table:table-cell office:value-type="float" office:value="0.28000000000000003" table:style-name="ce14">
            <text:p>0.28</text:p>
          </table:table-cell>
          <table:table-cell office:value-type="float" office:value="0.04" table:style-name="ce14">
            <text:p>0.04</text:p>
          </table:table-cell>
          <table:table-cell office:value-type="float" office:value="754.91" table:style-name="ce14">
            <text:p>754.91</text:p>
          </table:table-cell>
          <table:table-cell office:value-type="float" office:value="0" table:style-name="ce13">
            <text:p>0</text:p>
          </table:table-cell>
          <table:table-cell office:value-type="float" office:value="8718" table:style-name="ce13">
            <text:p>8,71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三信商業銀行</text:span></text:p>
          </table:table-cell>
          <table:table-cell office:value-type="float" office:value="15290" table:style-name="ce13">
            <text:p>15,290</text:p>
          </table:table-cell>
          <table:table-cell office:value-type="float" office:value="10243" table:style-name="ce13">
            <text:p>10,243</text:p>
          </table:table-cell>
          <table:table-cell office:value-type="float" office:value="57" table:style-name="ce13">
            <text:p>57</text:p>
          </table:table-cell>
          <table:table-cell office:value-type="float" office:value="42" table:style-name="ce13">
            <text:p>42</text:p>
          </table:table-cell>
          <table:table-cell office:value-type="float" office:value="19241" table:style-name="ce13">
            <text:p>19,241</text:p>
          </table:table-cell>
          <table:table-cell office:value-type="float" office:value="12631" table:style-name="ce13">
            <text:p>12,631</text:p>
          </table:table-cell>
          <table:table-cell office:value-type="float" office:value="103182" table:style-name="ce13">
            <text:p>103,182</text:p>
          </table:table-cell>
          <table:table-cell office:value-type="float" office:value="73" table:style-name="ce13">
            <text:p>73</text:p>
          </table:table-cell>
          <table:table-cell office:value-type="float" office:value="0.49" table:style-name="ce14">
            <text:p>0.49</text:p>
          </table:table-cell>
          <table:table-cell office:value-type="float" office:value="0" table:style-name="ce14">
            <text:p>0.00</text:p>
          </table:table-cell>
          <table:table-cell office:value-type="float" office:value="5652.22" table:style-name="ce14">
            <text:p>5,652.22</text:p>
          </table:table-cell>
          <table:table-cell office:value-type="float" office:value="62" table:style-name="ce13">
            <text:p>62</text:p>
          </table:table-cell>
          <table:table-cell office:value-type="float" office:value="1314" table:style-name="ce13">
            <text:p>1,31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聯邦商業銀行</text:span></text:p>
          </table:table-cell>
          <table:table-cell office:value-type="float" office:value="2221614" table:style-name="ce13">
            <text:p>2,221,614</text:p>
          </table:table-cell>
          <table:table-cell office:value-type="float" office:value="1309146" table:style-name="ce13">
            <text:p>1,309,146</text:p>
          </table:table-cell>
          <table:table-cell office:value-type="float" office:value="22771" table:style-name="ce13">
            <text:p>22,771</text:p>
          </table:table-cell>
          <table:table-cell office:value-type="float" office:value="33100" table:style-name="ce13">
            <text:p>33,100</text:p>
          </table:table-cell>
          <table:table-cell office:value-type="float" office:value="5658367" table:style-name="ce13">
            <text:p>5,658,367</text:p>
          </table:table-cell>
          <table:table-cell office:value-type="float" office:value="3952310" table:style-name="ce13">
            <text:p>3,952,310</text:p>
          </table:table-cell>
          <table:table-cell office:value-type="float" office:value="8431519" table:style-name="ce13">
            <text:p>8,431,519</text:p>
          </table:table-cell>
          <table:table-cell office:value-type="float" office:value="58974" table:style-name="ce13">
            <text:p>58,974</text:p>
          </table:table-cell>
          <table:table-cell office:value-type="float" office:value="0.16" table:style-name="ce14">
            <text:p>0.16</text:p>
          </table:table-cell>
          <table:table-cell office:value-type="float" office:value="0" table:style-name="ce14">
            <text:p>0.00</text:p>
          </table:table-cell>
          <table:table-cell office:value-type="float" office:value="155.06" table:style-name="ce14">
            <text:p>155.06</text:p>
          </table:table-cell>
          <table:table-cell office:value-type="float" office:value="15915" table:style-name="ce13">
            <text:p>15,915</text:p>
          </table:table-cell>
          <table:table-cell office:value-type="float" office:value="163492" table:style-name="ce13">
            <text:p>163,49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遠東國際商業銀行</text:span></text:p>
          </table:table-cell>
          <table:table-cell office:value-type="float" office:value="1634192" table:style-name="ce13">
            <text:p>1,634,192</text:p>
          </table:table-cell>
          <table:table-cell office:value-type="float" office:value="1026460" table:style-name="ce13">
            <text:p>1,026,460</text:p>
          </table:table-cell>
          <table:table-cell office:value-type="float" office:value="12403" table:style-name="ce13">
            <text:p>12,403</text:p>
          </table:table-cell>
          <table:table-cell office:value-type="float" office:value="5480" table:style-name="ce13">
            <text:p>5,480</text:p>
          </table:table-cell>
          <table:table-cell office:value-type="float" office:value="3965961" table:style-name="ce13">
            <text:p>3,965,961</text:p>
          </table:table-cell>
          <table:table-cell office:value-type="float" office:value="5334857" table:style-name="ce13">
            <text:p>5,334,857</text:p>
          </table:table-cell>
          <table:table-cell office:value-type="float" office:value="4511272" table:style-name="ce13">
            <text:p>4,511,272</text:p>
          </table:table-cell>
          <table:table-cell office:value-type="float" office:value="135478" table:style-name="ce13">
            <text:p>135,478</text:p>
          </table:table-cell>
          <table:table-cell office:value-type="float" office:value="0.27" table:style-name="ce14">
            <text:p>0.27</text:p>
          </table:table-cell>
          <table:table-cell office:value-type="float" office:value="0.09" table:style-name="ce14">
            <text:p>0.09</text:p>
          </table:table-cell>
          <table:table-cell office:value-type="float" office:value="100.63" table:style-name="ce14">
            <text:p>100.63</text:p>
          </table:table-cell>
          <table:table-cell office:value-type="float" office:value="11113" table:style-name="ce13">
            <text:p>11,113</text:p>
          </table:table-cell>
          <table:table-cell office:value-type="float" office:value="131269" table:style-name="ce13">
            <text:p>131,2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元大商業銀行</text:span></text:p>
          </table:table-cell>
          <table:table-cell office:value-type="float" office:value="1164375" table:style-name="ce13">
            <text:p>1,164,375</text:p>
          </table:table-cell>
          <table:table-cell office:value-type="float" office:value="602075" table:style-name="ce13">
            <text:p>602,075</text:p>
          </table:table-cell>
          <table:table-cell office:value-type="float" office:value="2457" table:style-name="ce13">
            <text:p>2,457</text:p>
          </table:table-cell>
          <table:table-cell office:value-type="float" office:value="6027" table:style-name="ce13">
            <text:p>6,027</text:p>
          </table:table-cell>
          <table:table-cell office:value-type="float" office:value="1380164" table:style-name="ce13">
            <text:p>1,380,164</text:p>
          </table:table-cell>
          <table:table-cell office:value-type="float" office:value="2925618" table:style-name="ce13">
            <text:p>2,925,618</text:p>
          </table:table-cell>
          <table:table-cell office:value-type="float" office:value="4015492" table:style-name="ce13">
            <text:p>4,015,492</text:p>
          </table:table-cell>
          <table:table-cell office:value-type="float" office:value="15884" table:style-name="ce13">
            <text:p>15,884</text:p>
          </table:table-cell>
          <table:table-cell office:value-type="float" office:value="0.08" table:style-name="ce14">
            <text:p>0.08</text:p>
          </table:table-cell>
          <table:table-cell office:value-type="float" office:value="0" table:style-name="ce14">
            <text:p>0.00</text:p>
          </table:table-cell>
          <table:table-cell office:value-type="float" office:value="803.02" table:style-name="ce14">
            <text:p>803.02</text:p>
          </table:table-cell>
          <table:table-cell office:value-type="float" office:value="4807" table:style-name="ce13">
            <text:p>4,807</text:p>
          </table:table-cell>
          <table:table-cell office:value-type="float" office:value="55724" table:style-name="ce13">
            <text:p>55,72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永豐商業銀行</text:span></text:p>
          </table:table-cell>
          <table:table-cell office:value-type="float" office:value="2075987" table:style-name="ce13">
            <text:p>2,075,987</text:p>
          </table:table-cell>
          <table:table-cell office:value-type="float" office:value="1099813" table:style-name="ce13">
            <text:p>1,099,813</text:p>
          </table:table-cell>
          <table:table-cell office:value-type="float" office:value="32151" table:style-name="ce13">
            <text:p>32,151</text:p>
          </table:table-cell>
          <table:table-cell office:value-type="float" office:value="74612" table:style-name="ce13">
            <text:p>74,612</text:p>
          </table:table-cell>
          <table:table-cell office:value-type="float" office:value="4116652" table:style-name="ce13">
            <text:p>4,116,652</text:p>
          </table:table-cell>
          <table:table-cell office:value-type="float" office:value="4825751" table:style-name="ce13">
            <text:p>4,825,751</text:p>
          </table:table-cell>
          <table:table-cell office:value-type="float" office:value="8735020" table:style-name="ce13">
            <text:p>8,735,020</text:p>
          </table:table-cell>
          <table:table-cell office:value-type="float" office:value="82725" table:style-name="ce13">
            <text:p>82,725</text:p>
          </table:table-cell>
          <table:table-cell office:value-type="float" office:value="0.18" table:style-name="ce14">
            <text:p>0.18</text:p>
          </table:table-cell>
          <table:table-cell office:value-type="float" office:value="0" table:style-name="ce14">
            <text:p>0.00</text:p>
          </table:table-cell>
          <table:table-cell office:value-type="float" office:value="777.57" table:style-name="ce14">
            <text:p>777.57</text:p>
          </table:table-cell>
          <table:table-cell office:value-type="float" office:value="13130" table:style-name="ce13">
            <text:p>13,130</text:p>
          </table:table-cell>
          <table:table-cell office:value-type="float" office:value="135092" table:style-name="ce13">
            <text:p>135,09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玉山商業銀行</text:span></text:p>
          </table:table-cell>
          <table:table-cell office:value-type="float" office:value="6290830" table:style-name="ce13">
            <text:p>6,290,830</text:p>
          </table:table-cell>
          <table:table-cell office:value-type="float" office:value="4460063" table:style-name="ce13">
            <text:p>4,460,063</text:p>
          </table:table-cell>
          <table:table-cell office:value-type="float" office:value="50179" table:style-name="ce13">
            <text:p>50,179</text:p>
          </table:table-cell>
          <table:table-cell office:value-type="float" office:value="23259" table:style-name="ce13">
            <text:p>23,259</text:p>
          </table:table-cell>
          <table:table-cell office:value-type="float" office:value="12612368" table:style-name="ce13">
            <text:p>12,612,368</text:p>
          </table:table-cell>
          <table:table-cell office:value-type="float" office:value="20148806" table:style-name="ce13">
            <text:p>20,148,806</text:p>
          </table:table-cell>
          <table:table-cell office:value-type="float" office:value="36249066" table:style-name="ce13">
            <text:p>36,249,066</text:p>
          </table:table-cell>
          <table:table-cell office:value-type="float" office:value="256400" table:style-name="ce13">
            <text:p>256,400</text:p>
          </table:table-cell>
          <table:table-cell office:value-type="float" office:value="0.14000000000000001" table:style-name="ce14">
            <text:p>0.14</text:p>
          </table:table-cell>
          <table:table-cell office:value-type="float" office:value="0.01" table:style-name="ce14">
            <text:p>0.01</text:p>
          </table:table-cell>
          <table:table-cell office:value-type="float" office:value="649.71" table:style-name="ce14">
            <text:p>649.71</text:p>
          </table:table-cell>
          <table:table-cell office:value-type="float" office:value="43629" table:style-name="ce13">
            <text:p>43,629</text:p>
          </table:table-cell>
          <table:table-cell office:value-type="float" office:value="443584" table:style-name="ce13">
            <text:p>443,584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凱基商業銀行</text:span></text:p>
          </table:table-cell>
          <table:table-cell office:value-type="float" office:value="364885" table:style-name="ce13">
            <text:p>364,885</text:p>
          </table:table-cell>
          <table:table-cell office:value-type="float" office:value="185482" table:style-name="ce13">
            <text:p>185,482</text:p>
          </table:table-cell>
          <table:table-cell office:value-type="float" office:value="4625" table:style-name="ce13">
            <text:p>4,625</text:p>
          </table:table-cell>
          <table:table-cell office:value-type="float" office:value="3372" table:style-name="ce13">
            <text:p>3,372</text:p>
          </table:table-cell>
          <table:table-cell office:value-type="float" office:value="1103884" table:style-name="ce13">
            <text:p>1,103,884</text:p>
          </table:table-cell>
          <table:table-cell office:value-type="float" office:value="836266" table:style-name="ce13">
            <text:p>836,266</text:p>
          </table:table-cell>
          <table:table-cell office:value-type="float" office:value="916585" table:style-name="ce13">
            <text:p>916,585</text:p>
          </table:table-cell>
          <table:table-cell office:value-type="float" office:value="5982" table:style-name="ce13">
            <text:p>5,982</text:p>
          </table:table-cell>
          <table:table-cell office:value-type="float" office:value="0.62" table:style-name="ce14">
            <text:p>0.62</text:p>
          </table:table-cell>
          <table:table-cell office:value-type="float" office:value="0.37" table:style-name="ce14">
            <text:p>0.37</text:p>
          </table:table-cell>
          <table:table-cell office:value-type="float" office:value="166.87" table:style-name="ce14">
            <text:p>166.87</text:p>
          </table:table-cell>
          <table:table-cell office:value-type="float" office:value="4446" table:style-name="ce13">
            <text:p>4,446</text:p>
          </table:table-cell>
          <table:table-cell office:value-type="float" office:value="57885" table:style-name="ce13">
            <text:p>57,885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星展</text:span>(<text:span text:style-name="T4">台灣</text:span>)<text:span text:style-name="T4">商業銀行</text:span></text:p>
          </table:table-cell>
          <table:table-cell office:value-type="float" office:value="604553" table:style-name="ce13">
            <text:p>604,553</text:p>
          </table:table-cell>
          <table:table-cell office:value-type="float" office:value="335853" table:style-name="ce13">
            <text:p>335,853</text:p>
          </table:table-cell>
          <table:table-cell office:value-type="float" office:value="4469" table:style-name="ce13">
            <text:p>4,469</text:p>
          </table:table-cell>
          <table:table-cell office:value-type="float" office:value="4607" table:style-name="ce13">
            <text:p>4,607</text:p>
          </table:table-cell>
          <table:table-cell office:value-type="float" office:value="1369735" table:style-name="ce13">
            <text:p>1,369,735</text:p>
          </table:table-cell>
          <table:table-cell office:value-type="float" office:value="2018728" table:style-name="ce13">
            <text:p>2,018,728</text:p>
          </table:table-cell>
          <table:table-cell office:value-type="float" office:value="2907358" table:style-name="ce13">
            <text:p>2,907,358</text:p>
          </table:table-cell>
          <table:table-cell office:value-type="float" office:value="22804" table:style-name="ce13">
            <text:p>22,804</text:p>
          </table:table-cell>
          <table:table-cell office:value-type="float" office:value="0.62" table:style-name="ce14">
            <text:p>0.62</text:p>
          </table:table-cell>
          <table:table-cell office:value-type="float" office:value="0" table:style-name="ce14">
            <text:p>0.00</text:p>
          </table:table-cell>
          <table:table-cell office:value-type="float" office:value="293.06" table:style-name="ce14">
            <text:p>293.06</text:p>
          </table:table-cell>
          <table:table-cell office:value-type="float" office:value="13958" table:style-name="ce13">
            <text:p>13,958</text:p>
          </table:table-cell>
          <table:table-cell office:value-type="float" office:value="125148" table:style-name="ce13">
            <text:p>125,14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新國際商業銀行</text:span></text:p>
          </table:table-cell>
          <table:table-cell office:value-type="float" office:value="5665577" table:style-name="ce13">
            <text:p>5,665,577</text:p>
          </table:table-cell>
          <table:table-cell office:value-type="float" office:value="3968052" table:style-name="ce13">
            <text:p>3,968,052</text:p>
          </table:table-cell>
          <table:table-cell office:value-type="float" office:value="72582" table:style-name="ce13">
            <text:p>72,582</text:p>
          </table:table-cell>
          <table:table-cell office:value-type="float" office:value="27284" table:style-name="ce13">
            <text:p>27,284</text:p>
          </table:table-cell>
          <table:table-cell office:value-type="float" office:value="10395875" table:style-name="ce13">
            <text:p>10,395,875</text:p>
          </table:table-cell>
          <table:table-cell office:value-type="float" office:value="22503547" table:style-name="ce13">
            <text:p>22,503,547</text:p>
          </table:table-cell>
          <table:table-cell office:value-type="float" office:value="28397557" table:style-name="ce13">
            <text:p>28,397,557</text:p>
          </table:table-cell>
          <table:table-cell office:value-type="float" office:value="194177" table:style-name="ce13">
            <text:p>194,177</text:p>
          </table:table-cell>
          <table:table-cell office:value-type="float" office:value="0.12" table:style-name="ce14">
            <text:p>0.12</text:p>
          </table:table-cell>
          <table:table-cell office:value-type="float" office:value="0.01" table:style-name="ce14">
            <text:p>0.01</text:p>
          </table:table-cell>
          <table:table-cell office:value-type="float" office:value="1104.1300000000001" table:style-name="ce14">
            <text:p>1,104.13</text:p>
          </table:table-cell>
          <table:table-cell office:value-type="float" office:value="24098" table:style-name="ce13">
            <text:p>24,098</text:p>
          </table:table-cell>
          <table:table-cell office:value-type="float" office:value="290682" table:style-name="ce13">
            <text:p>290,68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日盛國際商業銀行</text:span></text:p>
          </table:table-cell>
          <table:table-cell office:value-type="float" office:value="146404" table:style-name="ce13">
            <text:p>146,404</text:p>
          </table:table-cell>
          <table:table-cell office:value-type="float" office:value="101251" table:style-name="ce13">
            <text:p>101,251</text:p>
          </table:table-cell>
          <table:table-cell office:value-type="float" office:value="264" table:style-name="ce13">
            <text:p>264</text:p>
          </table:table-cell>
          <table:table-cell office:value-type="float" office:value="530" table:style-name="ce13">
            <text:p>530</text:p>
          </table:table-cell>
          <table:table-cell office:value-type="float" office:value="266587" table:style-name="ce13">
            <text:p>266,587</text:p>
          </table:table-cell>
          <table:table-cell office:value-type="float" office:value="134349" table:style-name="ce13">
            <text:p>134,349</text:p>
          </table:table-cell>
          <table:table-cell office:value-type="float" office:value="272829" table:style-name="ce13">
            <text:p>272,829</text:p>
          </table:table-cell>
          <table:table-cell office:value-type="float" office:value="2701" table:style-name="ce13">
            <text:p>2,701</text:p>
          </table:table-cell>
          <table:table-cell office:value-type="float" office:value="0.27" table:style-name="ce14">
            <text:p>0.27</text:p>
          </table:table-cell>
          <table:table-cell office:value-type="float" office:value="0" table:style-name="ce14">
            <text:p>0.00</text:p>
          </table:table-cell>
          <table:table-cell office:value-type="float" office:value="869.93" table:style-name="ce14">
            <text:p>869.93</text:p>
          </table:table-cell>
          <table:table-cell office:value-type="float" office:value="472" table:style-name="ce13">
            <text:p>472</text:p>
          </table:table-cell>
          <table:table-cell office:value-type="float" office:value="5830" table:style-name="ce13">
            <text:p>5,830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安泰商業銀行</text:span></text:p>
          </table:table-cell>
          <table:table-cell office:value-type="float" office:value="124243" table:style-name="ce13">
            <text:p>124,243</text:p>
          </table:table-cell>
          <table:table-cell office:value-type="float" office:value="56363" table:style-name="ce13">
            <text:p>56,363</text:p>
          </table:table-cell>
          <table:table-cell office:value-type="float" office:value="560" table:style-name="ce13">
            <text:p>560</text:p>
          </table:table-cell>
          <table:table-cell office:value-type="float" office:value="546" table:style-name="ce13">
            <text:p>546</text:p>
          </table:table-cell>
          <table:table-cell office:value-type="float" office:value="219438" table:style-name="ce13">
            <text:p>219,438</text:p>
          </table:table-cell>
          <table:table-cell office:value-type="float" office:value="1131007" table:style-name="ce13">
            <text:p>1,131,007</text:p>
          </table:table-cell>
          <table:table-cell office:value-type="float" office:value="317114" table:style-name="ce13">
            <text:p>317,114</text:p>
          </table:table-cell>
          <table:table-cell office:value-type="float" office:value="588" table:style-name="ce13">
            <text:p>588</text:p>
          </table:table-cell>
          <table:table-cell office:value-type="float" office:value="0.23" table:style-name="ce14">
            <text:p>0.23</text:p>
          </table:table-cell>
          <table:table-cell office:value-type="float" office:value="7.0000000000000007E-2" table:style-name="ce14">
            <text:p>0.07</text:p>
          </table:table-cell>
          <table:table-cell office:value-type="float" office:value="332.94" table:style-name="ce14">
            <text:p>332.94</text:p>
          </table:table-cell>
          <table:table-cell office:value-type="float" office:value="0" table:style-name="ce13">
            <text:p>0</text:p>
          </table:table-cell>
          <table:table-cell office:value-type="float" office:value="12712" table:style-name="ce13">
            <text:p>12,712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中國信託商業銀行</text:span></text:p>
          </table:table-cell>
          <table:table-cell office:value-type="float" office:value="7195752" table:style-name="ce13">
            <text:p>7,195,752</text:p>
          </table:table-cell>
          <table:table-cell office:value-type="float" office:value="4657748" table:style-name="ce13">
            <text:p>4,657,748</text:p>
          </table:table-cell>
          <table:table-cell office:value-type="float" office:value="59995" table:style-name="ce13">
            <text:p>59,995</text:p>
          </table:table-cell>
          <table:table-cell office:value-type="float" office:value="30088" table:style-name="ce13">
            <text:p>30,088</text:p>
          </table:table-cell>
          <table:table-cell office:value-type="float" office:value="16413279" table:style-name="ce13">
            <text:p>16,413,279</text:p>
          </table:table-cell>
          <table:table-cell office:value-type="float" office:value="24629020" table:style-name="ce13">
            <text:p>24,629,020</text:p>
          </table:table-cell>
          <table:table-cell office:value-type="float" office:value="34754039" table:style-name="ce13">
            <text:p>34,754,039</text:p>
          </table:table-cell>
          <table:table-cell office:value-type="float" office:value="533797" table:style-name="ce13">
            <text:p>533,797</text:p>
          </table:table-cell>
          <table:table-cell office:value-type="float" office:value="0.1" table:style-name="ce14">
            <text:p>0.10</text:p>
          </table:table-cell>
          <table:table-cell office:value-type="float" office:value="0" table:style-name="ce14">
            <text:p>0.00</text:p>
          </table:table-cell>
          <table:table-cell office:value-type="float" office:value="473.58" table:style-name="ce14">
            <text:p>473.58</text:p>
          </table:table-cell>
          <table:table-cell office:value-type="float" office:value="42820" table:style-name="ce13">
            <text:p>42,820</text:p>
          </table:table-cell>
          <table:table-cell office:value-type="float" office:value="531948" table:style-name="ce13">
            <text:p>531,94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樂天信用卡股份有限公司</text:span></text:p>
          </table:table-cell>
          <table:table-cell office:value-type="float" office:value="593446" table:style-name="ce13">
            <text:p>593,446</text:p>
          </table:table-cell>
          <table:table-cell office:value-type="float" office:value="248385" table:style-name="ce13">
            <text:p>248,385</text:p>
          </table:table-cell>
          <table:table-cell office:value-type="float" office:value="1590" table:style-name="ce13">
            <text:p>1,590</text:p>
          </table:table-cell>
          <table:table-cell office:value-type="float" office:value="1943" table:style-name="ce13">
            <text:p>1,943</text:p>
          </table:table-cell>
          <table:table-cell office:value-type="float" office:value="437028" table:style-name="ce13">
            <text:p>437,028</text:p>
          </table:table-cell>
          <table:table-cell office:value-type="float" office:value="854217" table:style-name="ce13">
            <text:p>854,217</text:p>
          </table:table-cell>
          <table:table-cell office:value-type="float" office:value="988861" table:style-name="ce13">
            <text:p>988,861</text:p>
          </table:table-cell>
          <table:table-cell office:value-type="float" office:value="5456" table:style-name="ce13">
            <text:p>5,456</text:p>
          </table:table-cell>
          <table:table-cell office:value-type="float" office:value="0.56999999999999995" table:style-name="ce14">
            <text:p>0.57</text:p>
          </table:table-cell>
          <table:table-cell office:value-type="float" office:value="0.15" table:style-name="ce14">
            <text:p>0.15</text:p>
          </table:table-cell>
          <table:table-cell office:value-type="float" office:value="292.89999999999998" table:style-name="ce14">
            <text:p>292.90</text:p>
          </table:table-cell>
          <table:table-cell office:value-type="float" office:value="933" table:style-name="ce13">
            <text:p>933</text:p>
          </table:table-cell>
          <table:table-cell office:value-type="float" office:value="8969" table:style-name="ce13">
            <text:p>8,969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台灣美國運通國際</text:span>(<text:span text:style-name="T4">股</text:span>)<text:span text:style-name="T4">公司</text:span></text:p>
          </table:table-cell>
          <table:table-cell office:value-type="float" office:value="175069" table:style-name="ce13">
            <text:p>175,069</text:p>
          </table:table-cell>
          <table:table-cell office:value-type="float" office:value="104017" table:style-name="ce13">
            <text:p>104,017</text:p>
          </table:table-cell>
          <table:table-cell office:value-type="float" office:value="2116" table:style-name="ce13">
            <text:p>2,116</text:p>
          </table:table-cell>
          <table:table-cell office:value-type="float" office:value="2525" table:style-name="ce13">
            <text:p>2,525</text:p>
          </table:table-cell>
          <table:table-cell office:value-type="float" office:value="268972" table:style-name="ce13">
            <text:p>268,972</text:p>
          </table:table-cell>
          <table:table-cell office:value-type="float" office:value="0" table:style-name="ce13">
            <text:p>0</text:p>
          </table:table-cell>
          <table:table-cell office:value-type="float" office:value="2701890" table:style-name="ce13">
            <text:p>2,701,890</text:p>
          </table:table-cell>
          <table:table-cell office:value-type="float" office:value="392" table:style-name="ce13">
            <text:p>392</text:p>
          </table:table-cell>
          <table:table-cell office:value-type="float" office:value="0.13" table:style-name="ce14">
            <text:p>0.13</text:p>
          </table:table-cell>
          <table:table-cell office:value-type="float" office:value="0" table:style-name="ce14">
            <text:p>0.00</text:p>
          </table:table-cell>
          <table:table-cell office:value-type="float" office:value="1915.19" table:style-name="ce14">
            <text:p>1,915.19</text:p>
          </table:table-cell>
          <table:table-cell office:value-type="float" office:value="2220" table:style-name="ce13">
            <text:p>2,220</text:p>
          </table:table-cell>
          <table:table-cell office:value-type="float" office:value="35598" table:style-name="ce13">
            <text:p>35,598</text:p>
          </table:table-cell>
          <table:table-cell table:number-columns-repeated="16370" table:style-name="ce15"/>
        </table:table-row>
        <table:table-row table:style-name="ro5">
          <table:table-cell office:value-type="string" table:style-name="ce12">
            <text:p><text:span text:style-name="T4">總計</text:span></text:p>
          </table:table-cell>
          <table:table-cell office:value-type="float" office:value="49790612" table:style-name="ce13">
            <text:p>49,790,612</text:p>
          </table:table-cell>
          <table:table-cell office:value-type="float" office:value="32622661" table:style-name="ce13">
            <text:p>32,622,661</text:p>
          </table:table-cell>
          <table:table-cell office:value-type="float" office:value="465798" table:style-name="ce13">
            <text:p>465,798</text:p>
          </table:table-cell>
          <table:table-cell office:value-type="float" office:value="359720" table:style-name="ce13">
            <text:p>359,720</text:p>
          </table:table-cell>
          <table:table-cell office:value-type="float" office:value="104583252" table:style-name="ce13">
            <text:p>104,583,252</text:p>
          </table:table-cell>
          <table:table-cell office:value-type="float" office:value="153259548" table:style-name="ce13">
            <text:p>153,259,548</text:p>
          </table:table-cell>
          <table:table-cell office:value-type="float" office:value="240657682" table:style-name="ce13">
            <text:p>240,657,682</text:p>
          </table:table-cell>
          <table:table-cell office:value-type="float" office:value="1777950" table:style-name="ce13">
            <text:p>1,777,950</text:p>
          </table:table-cell>
          <table:table-cell office:value-type="float" office:value="0.16948708200978613" table:style-name="ce14">
            <text:p>0.17</text:p>
          </table:table-cell>
          <table:table-cell office:value-type="float" office:value="0.03" table:style-name="ce14">
            <text:p>0.03</text:p>
          </table:table-cell>
          <table:table-cell office:value-type="float" office:value="524.49140829777912" table:style-name="ce14">
            <text:p>524.49</text:p>
          </table:table-cell>
          <table:table-cell office:value-type="float" office:value="263188" table:style-name="ce13">
            <text:p>263,188</text:p>
          </table:table-cell>
          <table:table-cell office:value-type="float" office:value="3571304" table:style-name="ce13">
            <text:p>3,571,304</text:p>
          </table:table-cell>
          <table:table-cell table:number-columns-repeated="16370" table:style-name="ce15"/>
        </table:table-row>
        <table:table-row table:style-name="ro6">
          <table:table-cell table:number-columns-repeated="16384" table:style-name="ce15"/>
        </table:table-row>
        <table:table-row table:style-name="ro6">
          <table:table-cell office:value-type="string" table:style-name="ce16">
            <text:p><text:span text:style-name="T6">一、資料來源：各金融機構自行申報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二、揭露項目及認定標準：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.<text:span text:style-name="T6">流通卡數：發卡總數減停卡總數，且卡片狀況為正常者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2.<text:span text:style-name="T6">有效卡數：最近六個月有消費紀錄之卡，不含</text:span>Debit<text:span text:style-name="T6">卡，只有郵購分期交易亦算有效卡，不含只有循環繳款之卡片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3.<text:span text:style-name="T6">當月發卡數：不含補發卡、續卡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4.<text:span text:style-name="T6">當月停卡數：指新增停卡部分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5.<text:span text:style-name="T6">循環信用餘額：係指持卡人使用循環信用之餘額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6.<text:span text:style-name="T6">未到期分期付款餘額：包括預借現金分期、消費帳款分期及帳單分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7.<text:span text:style-name="T6">當月簽帳金額：係指持卡人當月刷卡消費金額，如屬分期消費帳款應於消費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8.<text:span text:style-name="T6">當月預借現金金額：係指持卡人當月動用預借現金金額，如屬分期預借現金應於動用當月全數申報本欄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9.<text:span text:style-name="T6">逾期帳款：指持卡人每月繳款金額未達最低應繳金額、及雖未超逾期限但已向主、從債務人訴追者，其應付帳款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若持卡人已逾期達數月，而嗣後繳付金額僅涵蓋一個月的最低應繳金額，則逾期期間減少一個月，須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　　　　　　俟持卡人將所積欠各期最低應繳金額全部償還後，始得回復為未逾期。</text:span></text:p>
          </table:table-cell>
          <table:table-cell table:number-columns-repeated="16383" table:style-name="ce15"/>
        </table:table-row>
        <table:table-row table:style-name="ro6">
          <table:table-cell office:value-type="string" table:style-name="ce16">
            <text:p><text:span text:style-name="T6">　</text:span>10.<text:span text:style-name="T6">備抵呆帳提足率：實際提列備抵呆帳占應提備抵呆帳之比率。</text:span></text:p>
          </table:table-cell>
          <table:table-cell table:number-columns-repeated="16383" table:style-name="ce15"/>
        </table:table-row>
        <table:table-row table:number-rows-repeated="3" table:style-name="ro6">
          <table:table-cell table:number-columns-repeated="16384" table:style-name="ce15"/>
        </table:table-row>
        <table:table-row table:number-rows-repeated="1048519" table:style-name="ro2">
          <table:table-cell table:number-columns-repeated="16384"/>
        </table:table-row>
        <table:named-expressions>
          <table:named-range table:name="外部資料_1" table:cell-range-address="10910.$A$1:10910.$N$23" table:base-cell-address="10910.$A$1"/>
          <table:named-range table:name="外部資料_10" table:cell-range-address="10910.$A$1:10910.$N$23" table:base-cell-address="10910.$A$1"/>
          <table:named-range table:name="外部資料_11" table:cell-range-address="10910.$A$1:10910.$N$23" table:base-cell-address="10910.$A$1"/>
          <table:named-range table:name="外部資料_12" table:cell-range-address="10910.$A$1:10910.$N$23" table:base-cell-address="10910.$A$1"/>
          <table:named-range table:name="外部資料_13" table:cell-range-address="10910.$A$1:10910.$N$23" table:base-cell-address="10910.$A$1"/>
          <table:named-range table:name="外部資料_14" table:cell-range-address="10910.$A$1:10910.$N$23" table:base-cell-address="10910.$A$1"/>
          <table:named-range table:name="外部資料_15" table:cell-range-address="10910.$A$1:10910.$N$23" table:base-cell-address="10910.$A$1"/>
          <table:named-range table:name="外部資料_16" table:cell-range-address="10910.$A$1:10910.$N$23" table:base-cell-address="10910.$A$1"/>
          <table:named-range table:name="外部資料_17" table:cell-range-address="10910.$A$1:10910.$N$23" table:base-cell-address="10910.$A$1"/>
          <table:named-range table:name="外部資料_18" table:cell-range-address="10910.$A$1:10910.$N$23" table:base-cell-address="10910.$A$1"/>
          <table:named-range table:name="外部資料_19" table:cell-range-address="10910.$A$1:10910.$N$23" table:base-cell-address="10910.$A$1"/>
          <table:named-range table:name="外部資料_2" table:cell-range-address="10910.$A$1:10910.$N$23" table:base-cell-address="10910.$A$1"/>
          <table:named-range table:name="外部資料_20" table:cell-range-address="10910.$A$1:10910.$N$23" table:base-cell-address="10910.$A$1"/>
          <table:named-range table:name="外部資料_21" table:cell-range-address="10910.$A$1:10910.$N$23" table:base-cell-address="10910.$A$1"/>
          <table:named-range table:name="外部資料_22" table:cell-range-address="10910.$A$1:10910.$N$23" table:base-cell-address="10910.$A$1"/>
          <table:named-range table:name="外部資料_23" table:cell-range-address="10910.$A$1:10910.$N$23" table:base-cell-address="10910.$A$1"/>
          <table:named-range table:name="外部資料_24" table:cell-range-address="10910.$A$1:10910.$N$23" table:base-cell-address="10910.$A$1"/>
          <table:named-range table:name="外部資料_25" table:cell-range-address="10910.$A$1:10910.$N$23" table:base-cell-address="10910.$A$1"/>
          <table:named-range table:name="外部資料_26" table:cell-range-address="10910.$A$1:10910.$N$23" table:base-cell-address="10910.$A$1"/>
          <table:named-range table:name="外部資料_27" table:cell-range-address="10910.$A$1:10910.$N$23" table:base-cell-address="10910.$A$1"/>
          <table:named-range table:name="外部資料_28" table:cell-range-address="10910.$A$1:10910.$N$23" table:base-cell-address="10910.$A$1"/>
          <table:named-range table:name="外部資料_29" table:cell-range-address="10910.$A$1:10910.$N$23" table:base-cell-address="10910.$A$1"/>
          <table:named-range table:name="外部資料_3" table:cell-range-address="10910.$A$1:10910.$N$23" table:base-cell-address="10910.$A$1"/>
          <table:named-range table:name="外部資料_30" table:cell-range-address="10910.$A$1:10910.$N$23" table:base-cell-address="10910.$A$1"/>
          <table:named-range table:name="外部資料_31" table:cell-range-address="10910.$A$1:10910.$N$23" table:base-cell-address="10910.$A$1"/>
          <table:named-range table:name="外部資料_32" table:cell-range-address="10910.$A$1:10910.$N$23" table:base-cell-address="10910.$A$1"/>
          <table:named-range table:name="外部資料_33" table:cell-range-address="10910.$A$1:10910.$N$23" table:base-cell-address="10910.$A$1"/>
          <table:named-range table:name="外部資料_34" table:cell-range-address="10910.$A$1:10910.$N$23" table:base-cell-address="10910.$A$1"/>
          <table:named-range table:name="外部資料_35" table:cell-range-address="10910.$A$1:10910.$N$23" table:base-cell-address="10910.$A$1"/>
          <table:named-range table:name="外部資料_4" table:cell-range-address="10910.$A$1:10910.$N$23" table:base-cell-address="10910.$A$1"/>
          <table:named-range table:name="外部資料_5" table:cell-range-address="10910.$A$1:10910.$N$23" table:base-cell-address="10910.$A$1"/>
          <table:named-range table:name="外部資料_6" table:cell-range-address="10910.$A$1:10910.$N$23" table:base-cell-address="10910.$A$1"/>
          <table:named-range table:name="外部資料_7" table:cell-range-address="10910.$A$1:10910.$N$23" table:base-cell-address="10910.$A$1"/>
          <table:named-range table:name="外部資料_8" table:cell-range-address="10910.$A$1:10910.$N$23" table:base-cell-address="10910.$A$1"/>
          <table:named-range table:name="外部資料_9" table:cell-range-address="10910.$A$1:10910.$N$23" table:base-cell-address="10910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in" fo:margin-bottom="0in" fo:margin-left="0.78740157480315in" fo:margin-right="0.196850393700787in" style:print-orientation="portrait" style:print-page-order="ttb" style:first-page-number="continue" style:scale-to="59%" style:table-centering="none" style:print="objects charts drawings"/>
      <style:header-style>
        <style:header-footer-properties fo:min-height="0.393700787401575in" fo:margin-left="0.78740157480315in" fo:margin-right="0.196850393700787in" fo:margin-bottom="0in"/>
      </style:header-style>
      <style:footer-style>
        <style:header-footer-properties fo:min-height="0.393700787401575in" fo:margin-left="0.7874015748031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鍾伯嶽</meta:initial-creator>
    <dc:creator>鍾伯嶽</dc:creator>
    <meta:creation-date>2020-11-25T02:24:35Z</meta:creation-date>
    <dc:date>2020-11-25T02:24:37Z</dc:date>
    <meta:print-date>2020-11-25T02:24:36Z</meta:print-date>
  </office:meta>
</office:document-meta>
</file>